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0.6cm" fo:min-width="0.986cm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2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2.4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52cm" fo:min-width="1.26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882cm" fo:min-width="1.48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2.046cm"/>
    </style:style>
    <style:style style:name="gr13" style:family="graphic" style:parent-style-name="standard">
      <style:graphic-properties draw:textarea-horizontal-align="justify" draw:textarea-vertical-align="middle" draw:auto-grow-height="false" fo:min-height="0.952cm" fo:min-width="1.976cm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0.528cm" fo:min-width="2.046cm"/>
    </style:style>
    <style:style style:name="gr15" style:family="graphic" style:parent-style-name="standard">
      <style:graphic-properties draw:textarea-horizontal-align="justify" draw:textarea-vertical-align="middle" draw:auto-grow-height="false" fo:min-height="0.952cm" fo:min-width="2.4cm"/>
    </style:style>
    <style:style style:name="gr16" style:family="graphic" style:parent-style-name="standard">
      <style:graphic-properties draw:textarea-horizontal-align="justify" draw:textarea-vertical-align="middle" draw:auto-grow-height="false" fo:min-height="2.15cm" fo:min-width="3.1cm"/>
    </style:style>
    <style:style style:name="gr17" style:family="graphic" style:parent-style-name="standard">
      <style:graphic-properties draw:textarea-horizontal-align="justify" draw:textarea-vertical-align="middle" draw:auto-grow-height="false" fo:min-height="0.882cm" fo:min-width="1.41cm"/>
    </style:style>
    <style:style style:name="gr18" style:family="graphic" style:parent-style-name="standard">
      <style:graphic-properties draw:textarea-horizontal-align="justify" draw:textarea-vertical-align="middle" draw:auto-grow-height="false" fo:min-height="2.65cm" fo:min-width="2.8cm"/>
    </style:style>
    <style:style style:name="gr19" style:family="graphic" style:parent-style-name="standard">
      <style:graphic-properties draw:textarea-horizontal-align="justify" draw:textarea-vertical-align="middle" draw:auto-grow-height="false" fo:min-height="2.95cm" fo:min-width="3.2cm"/>
    </style:style>
    <style:style style:name="gr20" style:family="graphic" style:parent-style-name="standard">
      <style:graphic-properties draw:textarea-horizontal-align="justify" draw:textarea-vertical-align="middle" draw:auto-grow-height="false" fo:min-height="0.882cm" fo:min-width="1.268cm"/>
    </style:style>
    <style:style style:name="gr21" style:family="graphic" style:parent-style-name="standard">
      <style:graphic-properties draw:textarea-horizontal-align="justify" draw:textarea-vertical-align="middle" draw:auto-grow-height="false" fo:min-height="0.6cm" fo:min-width="0.838cm"/>
    </style:style>
    <style:style style:name="gr22" style:family="graphic" style:parent-style-name="standard">
      <style:graphic-properties draw:textarea-horizontal-align="justify" draw:textarea-vertical-align="middle" draw:auto-grow-height="false" fo:min-height="0.458cm" fo:min-width="1.622cm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1.622cm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1.764cm"/>
    </style:style>
    <style:style style:name="gr25" style:family="graphic" style:parent-style-name="standard">
      <style:graphic-properties draw:textarea-horizontal-align="justify" draw:textarea-vertical-align="middle" draw:auto-grow-height="false" fo:min-height="1.95cm" fo:min-width="2.9cm"/>
    </style:style>
    <style:style style:name="gr26" style:family="graphic" style:parent-style-name="standard">
      <style:graphic-properties draw:textarea-horizontal-align="justify" draw:textarea-vertical-align="middle" draw:auto-grow-height="false" fo:min-height="2.25cm" fo:min-width="2.9cm"/>
    </style:style>
    <style:style style:name="gr27" style:family="graphic" style:parent-style-name="standard">
      <style:graphic-properties draw:textarea-horizontal-align="justify" draw:textarea-vertical-align="middle" draw:auto-grow-height="false" fo:min-height="0.74cm" fo:min-width="1.552cm"/>
    </style:style>
    <style:style style:name="gr28" style:family="graphic" style:parent-style-name="standard">
      <style:graphic-properties draw:textarea-horizontal-align="justify" draw:textarea-vertical-align="middle" draw:auto-grow-height="false" fo:min-height="1.306cm" fo:min-width="1.904cm"/>
    </style:style>
    <style:style style:name="gr29" style:family="graphic" style:parent-style-name="standard">
      <style:graphic-properties draw:textarea-horizontal-align="justify" draw:textarea-vertical-align="middle" draw:auto-grow-height="false" fo:min-height="2.25cm" fo:min-width="1.3cm"/>
    </style:style>
    <style:style style:name="gr30" style:family="graphic" style:parent-style-name="standard">
      <style:graphic-properties draw:textarea-horizontal-align="justify" draw:textarea-vertical-align="middle" draw:auto-grow-height="false" fo:min-height="2.25cm" fo:min-width="1.1cm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1.4cm"/>
    </style:style>
    <style:style style:name="gr32" style:family="graphic" style:parent-style-name="standard">
      <style:graphic-properties draw:textarea-horizontal-align="justify" draw:textarea-vertical-align="middle" draw:auto-grow-height="false" fo:min-height="2.25cm" fo:min-width="2.2cm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3.4cm"/>
    </style:style>
    <style:style style:name="gr34" style:family="graphic" style:parent-style-name="standard">
      <style:graphic-properties draw:textarea-horizontal-align="justify" draw:textarea-vertical-align="middle" draw:auto-grow-height="false" fo:min-height="1.65cm" fo:min-width="4.6cm"/>
    </style:style>
    <style:style style:name="gr35" style:family="graphic" style:parent-style-name="standard">
      <style:graphic-properties draw:textarea-horizontal-align="justify" draw:textarea-vertical-align="middle" draw:auto-grow-height="false" fo:min-height="0.458cm" fo:min-width="1.268cm"/>
    </style:style>
    <style:style style:name="gr36" style:family="graphic" style:parent-style-name="standard">
      <style:graphic-properties draw:textarea-horizontal-align="justify" draw:textarea-vertical-align="middle" draw:auto-grow-height="false" fo:min-height="0.528cm" fo:min-width="1.056cm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2cm"/>
    </style:style>
    <style:style style:name="gr38" style:family="graphic" style:parent-style-name="standard">
      <style:graphic-properties draw:textarea-horizontal-align="justify" draw:textarea-vertical-align="middle" draw:auto-grow-height="false" fo:min-height="1.55cm" fo:min-width="2.2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1.2cm" svg:x="9.7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cm" svg:height="3.2cm" svg:x="9.6cm" svg:y="12cm">
          <text:p text:style-name="P1">Use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cm" svg:y1="3cm" svg:x2="11.3cm" svg:y2="12cm">
          <text:p/>
        </draw:line>
        <draw:custom-shape draw:style-name="gr4" draw:text-style-name="P1" draw:layer="layout" svg:width="2.5cm" svg:height="2.3cm" svg:x="7.9cm" svg:y="3.3cm">
          <text:p text:style-name="P1">Change</text:p>
          <text:p text:style-name="P1">E-mai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2.3cm" svg:x="4.6cm" svg:y="3.3cm">
          <text:p text:style-name="P1">Change</text:p>
          <text:p text:style-name="P1">Password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5cm" svg:y1="4.5cm" svg:x2="7.8cm" svg:y2="4.5cm">
          <text:p/>
        </draw:line>
        <draw:line draw:style-name="gr6" draw:text-style-name="P1" draw:layer="layout" svg:x1="9.7cm" svg:y1="5.6cm" svg:x2="11.1cm" svg:y2="12.1cm">
          <text:p/>
        </draw:line>
        <draw:line draw:style-name="gr6" draw:text-style-name="P1" draw:layer="layout" svg:x1="7.2cm" svg:y1="5.6cm" svg:x2="10.6cm" svg:y2="12cm">
          <text:p/>
        </draw:line>
        <draw:custom-shape draw:style-name="gr7" draw:text-style-name="P1" draw:layer="layout" svg:width="2.5cm" svg:height="1.7cm" svg:x="12.5cm" svg:y="3.4cm">
          <text:p text:style-name="P1">Print</text:p>
          <text:p text:style-name="P1">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1.7cm" svg:y1="12cm" svg:x2="13.3cm" svg:y2="5cm">
          <text:p/>
        </draw:line>
        <draw:custom-shape draw:style-name="gr9" draw:text-style-name="P1" draw:layer="layout" svg:width="2.8cm" svg:height="1.6cm" svg:x="15.9cm" svg:y="3.4cm">
          <text:p text:style-name="P1">Redraw</text:p>
          <text:p text:style-name="P1">Scre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1.9cm" svg:y1="12cm" svg:x2="16.4cm" svg:y2="4.8cm">
          <text:p/>
        </draw:line>
        <draw:custom-shape draw:style-name="gr10" draw:text-style-name="P1" draw:layer="layout" svg:width="3.6cm" svg:height="1.8cm" svg:x="16.8cm" svg:y="5.4cm">
          <text:p text:style-name="P1">Add Item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1cm" svg:y1="12cm" svg:x2="16.8cm" svg:y2="6.3cm">
          <text:p/>
        </draw:line>
        <draw:custom-shape draw:style-name="gr11" draw:text-style-name="P1" draw:layer="layout" svg:width="3.6cm" svg:height="1.9cm" svg:x="16.8cm" svg:y="7.4cm">
          <text:p text:style-name="P1">Edit Item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4cm" svg:y1="12cm" svg:x2="16.8cm" svg:y2="8.3cm">
          <text:p/>
        </draw:line>
        <draw:custom-shape draw:style-name="gr12" draw:text-style-name="P1" draw:layer="layout" svg:width="3.6cm" svg:height="1.4cm" svg:x="16.8cm" svg:y="10cm">
          <text:p text:style-name="P1">Purge 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7cm" svg:y1="12cm" svg:x2="16.8cm" svg:y2="10.7cm">
          <text:p/>
        </draw:line>
        <draw:custom-shape draw:style-name="gr13" draw:text-style-name="P1" draw:layer="layout" svg:width="3.5cm" svg:height="1.7cm" svg:x="16.9cm" svg:y="11.6cm">
          <text:p text:style-name="P1">Clear 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7cm" svg:y1="12.2cm" svg:x2="16.9cm" svg:y2="12.5cm">
          <text:p/>
        </draw:line>
        <draw:custom-shape draw:style-name="gr14" draw:text-style-name="P4" draw:layer="layout" svg:width="3.6cm" svg:height="1.1cm" svg:x="12cm" svg:y="1.7cm">
          <text:p text:style-name="P1">Sign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5cm" svg:y1="12cm" svg:x2="12.4cm" svg:y2="2.6cm">
          <text:p/>
        </draw:line>
        <draw:custom-shape draw:style-name="gr15" draw:text-style-name="P1" draw:layer="layout" svg:width="4.1cm" svg:height="1.7cm" svg:x="16.2cm" svg:y="1.5cm">
          <text:p text:style-name="P1">Style for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1.8cm" svg:y1="12cm" svg:x2="16.3cm" svg:y2="2.6cm">
          <text:p/>
        </draw:line>
        <draw:custom-shape draw:style-name="gr16" draw:text-style-name="P1" draw:layer="layout" svg:width="3.6cm" svg:height="2.4cm" svg:x="1.3cm" svg:y="6.2cm">
          <text:p text:style-name="P1">User</text:p>
          <text:p text:style-name="P1">Calenda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9cm" svg:y1="7.5cm" svg:x2="10.3cm" svg:y2="12cm">
          <text:p/>
        </draw:line>
        <draw:custom-shape draw:style-name="gr17" draw:text-style-name="P1" draw:layer="layout" svg:width="2.7cm" svg:height="1.6cm" svg:x="1.5cm" svg:y="3.4cm">
          <text:p text:style-name="P1">Print</text:p>
          <text:p text:style-name="P1">Calend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.9cm" svg:y1="6.2cm" svg:x2="2.9cm" svg:y2="5cm">
          <text:p/>
        </draw:line>
        <draw:custom-shape draw:style-name="gr18" draw:text-style-name="P1" draw:layer="layout" svg:width="3.3cm" svg:height="2.9cm" svg:x="17.1cm" svg:y="13.6cm">
          <text:p text:style-name="P1">User</text:p>
          <text:p text:style-name="P1">Purchase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7cm" svg:y1="12.5cm" svg:x2="17.1cm" svg:y2="14.1cm">
          <text:p/>
        </draw:line>
        <draw:custom-shape draw:style-name="gr19" draw:text-style-name="P1" draw:layer="layout" svg:width="3.7cm" svg:height="3.2cm" svg:x="1.3cm" svg:y="8.9cm">
          <text:p text:style-name="P1">User</text:p>
          <text:p text:style-name="P1">Shopping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12cm" svg:x2="5cm" svg:y2="10cm">
          <text:p/>
        </draw:line>
        <draw:custom-shape draw:style-name="gr20" draw:text-style-name="P1" draw:layer="layout" svg:width="2.5cm" svg:height="1.6cm" svg:x="15.8cm" svg:y="17.3cm">
          <text:p text:style-name="P1">Redra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89cm" svg:height="1.2cm" svg:x="18.4cm" svg:y="17.6cm">
          <text:p text:style-name="P1">Pr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9.8cm" svg:y1="16.5cm" svg:x2="19.7cm" svg:y2="17.6cm">
          <text:p/>
        </draw:line>
        <draw:line draw:style-name="gr8" draw:text-style-name="P3" draw:layer="layout" svg:x1="18.7cm" svg:y1="16.5cm" svg:x2="17.8cm" svg:y2="17.4cm">
          <text:p/>
        </draw:line>
        <draw:custom-shape draw:style-name="gr22" draw:text-style-name="P1" draw:layer="layout" svg:width="3cm" svg:height="1cm" svg:x="5.5cm" svg:y="11.6cm">
          <text:p text:style-name="P1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3cm" svg:height="1.2cm" svg:x="5.6cm" svg:y="13.3cm">
          <text:p text:style-name="P1">Disc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5cm" svg:y1="11.1cm" svg:x2="5.8cm" svg:y2="11.8cm">
          <text:p/>
        </draw:line>
        <draw:line draw:style-name="gr8" draw:text-style-name="P3" draw:layer="layout" svg:x1="5cm" svg:y1="12.1cm" svg:x2="6.2cm" svg:y2="13.4cm">
          <text:p/>
        </draw:line>
        <draw:custom-shape draw:style-name="gr24" draw:text-style-name="P1" draw:layer="layout" svg:width="3.2cm" svg:height="1.2cm" svg:x="1.8cm" svg:y="13.4cm">
          <text:p text:style-name="P1">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2cm" svg:y1="12.1cm" svg:x2="3.2cm" svg:y2="13.5cm">
          <text:p/>
        </draw:line>
        <draw:custom-shape draw:style-name="gr25" draw:text-style-name="P1" draw:layer="layout" svg:width="3.4cm" svg:height="2.2cm" svg:x="1.6cm" svg:y="15.1cm">
          <text:p text:style-name="P1">Send</text:p>
          <text:p text:style-name="P1">Messag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4cm" svg:y1="14.6cm" svg:x2="3.4cm" svg:y2="15.2cm">
          <text:p/>
        </draw:line>
        <draw:custom-shape draw:style-name="gr26" draw:text-style-name="P1" draw:layer="layout" svg:width="3.4cm" svg:height="2.5cm" svg:x="1.6cm" svg:y="18.2cm">
          <text:p text:style-name="P1">Message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4cm" svg:y1="18.2cm" svg:x2="3.5cm" svg:y2="17.2cm">
          <text:p/>
        </draw:line>
        <draw:line draw:style-name="gr3" draw:text-style-name="P3" draw:layer="layout" svg:x1="5cm" svg:y1="15.5cm" svg:x2="9.6cm" svg:y2="14.8cm">
          <text:p/>
        </draw:line>
        <draw:line draw:style-name="gr6" draw:text-style-name="P1" draw:layer="layout" svg:x1="5cm" svg:y1="18.2cm" svg:x2="10.4cm" svg:y2="15.2cm">
          <text:p/>
        </draw:line>
        <draw:custom-shape draw:style-name="gr27" draw:text-style-name="P1" draw:layer="layout" svg:width="2.9cm" svg:height="1.4cm" svg:x="5.3cm" svg:y="15.4cm">
          <text:p text:style-name="P1">Dele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4cm" svg:y1="18.2cm" svg:x2="6cm" svg:y2="16.6cm">
          <text:p/>
        </draw:line>
        <draw:custom-shape draw:style-name="gr28" draw:text-style-name="P1" draw:layer="layout" svg:width="3.4cm" svg:height="2.2cm" svg:x="13.3cm" svg:y="14.4cm">
          <text:p text:style-name="P1">Act as</text:p>
          <text:p text:style-name="P1">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7cm" svg:y1="14.2cm" svg:x2="13.8cm" svg:y2="14.8cm">
          <text:p/>
        </draw:line>
        <draw:custom-shape draw:style-name="gr29" draw:text-style-name="P5" draw:layer="layout" svg:width="1.8cm" svg:height="2.5cm" svg:x="7.1cm" svg:y="17.2cm">
          <text:p text:style-name="P1"><text:span text:style-name="T1">Individual</text:span></text:p>
          <text:p text:style-name="P1"><text:span text:style-name="T1">Wish</text:span></text:p>
          <text:p text:style-name="P1"><text:span text:style-name="T1">List</text:span></text:p>
          <text:p text:style-name="P1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6cm" svg:height="2.5cm" svg:x="9cm" svg:y="17.2cm">
          <text:p text:style-name="P1"><text:span text:style-name="T2">Group</text:span></text:p>
          <text:p text:style-name="P1"><text:span text:style-name="T2">Wish</text:span></text:p>
          <text:p text:style-name="P1"><text:span text:style-name="T2">List</text:span></text:p>
          <text:p text:style-name="P1"><text:span text:style-name="T2">Sel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.9cm" svg:height="2.5cm" svg:x="10.7cm" svg:y="17.2cm">
          <text:p text:style-name="P1"><text:span text:style-name="T1">Multiple</text:span></text:p>
          <text:p text:style-name="P1"><text:span text:style-name="T1">Wish</text:span></text:p>
          <text:p text:style-name="P1"><text:span text:style-name="T1">Lists</text:span></text:p>
          <text:p text:style-name="P1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.7cm" svg:height="2.5cm" svg:x="12.8cm" svg:y="17.2cm">
          <text:p text:style-name="P6">Group</text:p>
          <text:p text:style-name="P6">Multiple</text:p>
          <text:p text:style-name="P6">Wish</text:p>
          <text:p text:style-name="P6">Lists</text:p>
          <text:p text:style-name="P6">Selecto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2cm" svg:y1="17.2cm" svg:x2="10.6cm" svg:y2="15.2cm">
          <text:p/>
        </draw:line>
        <draw:line draw:style-name="gr6" draw:text-style-name="P1" draw:layer="layout" svg:x1="9.8cm" svg:y1="17.2cm" svg:x2="10.8cm" svg:y2="15.2cm">
          <text:p/>
        </draw:line>
        <draw:line draw:style-name="gr6" draw:text-style-name="P1" draw:layer="layout" svg:x1="11.6cm" svg:y1="17.2cm" svg:x2="11.1cm" svg:y2="15.1cm">
          <text:p/>
        </draw:line>
        <draw:line draw:style-name="gr6" draw:text-style-name="P1" draw:layer="layout" svg:x1="13.5cm" svg:y1="17.2cm" svg:x2="12.1cm" svg:y2="15.2cm">
          <text:p/>
        </draw:line>
        <draw:custom-shape draw:style-name="gr33" draw:text-style-name="P6" draw:layer="layout" svg:width="3.9cm" svg:height="1.6cm" svg:x="6.3cm" svg:y="20.5cm">
          <text:p text:style-name="P1"><text:span text:style-name="T2">Individual</text:span></text:p>
          <text:p text:style-name="P1"><text:span text:style-name="T2">Wish</text:span></text:p>
          <text:p text:style-name="P1"><text:span text:style-name="T2">Lis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2cm" svg:y1="19.7cm" svg:x2="7.9cm" svg:y2="20.6cm">
          <text:p/>
        </draw:line>
        <draw:line draw:style-name="gr6" draw:text-style-name="P1" draw:layer="layout" svg:x1="9.8cm" svg:y1="19.7cm" svg:x2="9.3cm" svg:y2="20.6cm">
          <text:p/>
        </draw:line>
        <draw:custom-shape draw:style-name="gr34" draw:text-style-name="P1" draw:layer="layout" svg:width="5.1cm" svg:height="1.9cm" svg:x="10.7cm" svg:y="20.5cm">
          <text:p text:style-name="P1">Multiple</text:p>
          <text:p text:style-name="P1">Wish List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5cm" svg:y1="19.7cm" svg:x2="11.9cm" svg:y2="20.6cm">
          <text:p/>
        </draw:line>
        <draw:line draw:style-name="gr6" draw:text-style-name="P1" draw:layer="layout" svg:x1="15.1cm" svg:y1="19.7cm" svg:x2="13.9cm" svg:y2="20.5cm">
          <text:p/>
        </draw:line>
        <draw:line draw:style-name="gr8" draw:text-style-name="P3" draw:layer="layout" svg:x1="15.8cm" svg:y1="20.5cm" svg:x2="16.6cm" svg:y2="18.9cm">
          <text:p/>
        </draw:line>
        <draw:line draw:style-name="gr8" draw:text-style-name="P3" draw:layer="layout" svg:x1="15.8cm" svg:y1="20.9cm" svg:x2="18.8cm" svg:y2="18.7cm">
          <text:p/>
        </draw:line>
        <draw:line draw:style-name="gr8" draw:text-style-name="P3" draw:layer="layout" svg:x1="6.3cm" svg:y1="20.5cm" svg:x2="4.9cm" svg:y2="16.8cm">
          <text:p/>
        </draw:line>
        <draw:custom-shape draw:style-name="gr35" draw:text-style-name="P6" draw:layer="layout" svg:width="2.5cm" svg:height="1cm" svg:x="2cm" svg:y="21.5cm">
          <text:p text:style-name="P1"><text:span text:style-name="T2">Reser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2.2cm" svg:height="1.1cm" svg:x="2.2cm" svg:y="22.9cm">
          <text:p text:style-name="P6">Bu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5cm" svg:height="1.9cm" svg:x="2cm" svg:y="24.4cm">
          <text:p text:style-name="P1">Modify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5cm" svg:y1="22.1cm" svg:x2="6.3cm" svg:y2="22.1cm">
          <text:p/>
        </draw:line>
        <draw:line draw:style-name="gr8" draw:text-style-name="P3" draw:layer="layout" svg:x1="4.4cm" svg:y1="23.5cm" svg:x2="6.3cm" svg:y2="22.1cm">
          <text:p/>
        </draw:line>
        <draw:line draw:style-name="gr8" draw:text-style-name="P3" draw:layer="layout" svg:x1="6.3cm" svg:y1="22.1cm" svg:x2="4.5cm" svg:y2="25.4cm">
          <text:p/>
        </draw:line>
        <draw:custom-shape draw:style-name="gr38" draw:text-style-name="P6" draw:layer="layout" svg:width="2.7cm" svg:height="1.8cm" svg:x="5.6cm" svg:y="24.3cm">
          <text:p text:style-name="P6">Add</text:p>
          <text:p text:style-name="P6">Suggestion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4cm" svg:y1="22.1cm" svg:x2="7cm" svg:y2="2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2:53:46.808930112</meta:creation-date>
    <dc:date>2018-02-07T14:06:42.341002963</dc:date>
    <meta:editing-duration>PT1M23S</meta:editing-duration>
    <meta:editing-cycles>1</meta:editing-cycles>
    <meta:document-statistic meta:object-count="77"/>
    <meta:generator>LibreOffice/5.4.2.2$Linux_X86_64 LibreOffice_project/40m0$Build-2</meta:generator>
  </office:meta>
</office:document-meta>
</file>